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ext-properties officeooo:paragraph-rsid="00105689"/>
    </style:style>
    <style:style style:name="P3" style:family="paragraph" style:parent-style-name="Standard">
      <style:paragraph-properties fo:margin-top="0cm" fo:margin-bottom="0cm" loext:contextual-spacing="false" fo:text-align="justify" style:justify-single-word="false"/>
      <style:text-properties fo:font-size="13pt" style:text-underline-style="solid" style:text-underline-width="auto" style:text-underline-color="font-color" style:font-size-asian="13pt" style:font-size-complex="13pt"/>
    </style:style>
    <style:style style:name="P4" style:family="paragraph" style:parent-style-name="Standard" style:master-page-name="Standard">
      <style:paragraph-properties fo:margin-top="0cm" fo:margin-bottom="0cm" loext:contextual-spacing="false" fo:text-align="justify" style:justify-single-word="false" style:page-number="1"/>
      <style:text-properties officeooo:paragraph-rsid="00105689"/>
    </style:style>
    <style:style style:name="P5" style:family="paragraph" style:parent-style-name="Standard" style:master-page-name="">
      <loext:graphic-properties draw:fill="none"/>
      <style:paragraph-properties fo:margin-left="0cm" fo:margin-right="0.101cm" fo:margin-top="0cm" fo:margin-bottom="0cm" loext:contextual-spacing="false" fo:text-align="justify" style:justify-single-word="false" fo:text-indent="0cm" style:auto-text-indent="false" style:page-number="auto" fo:background-color="transparent"/>
    </style:style>
    <style:style style:name="T1" style:family="text">
      <style:text-properties fo:color="#1155cc" style:text-underline-style="solid" style:text-underline-width="auto" style:text-underline-color="font-color"/>
    </style:style>
    <style:style style:name="T2" style:family="text">
      <style:text-properties officeooo:rsid="00117c20"/>
    </style:style>
    <style:style style:name="T3" style:family="text">
      <style:text-properties fo:font-size="22pt" officeooo:rsid="00105689" style:font-size-asian="22pt" style:font-size-complex="22pt"/>
    </style:style>
    <style:style style:name="T4" style:family="text">
      <style:text-properties fo:font-size="22pt" officeooo:rsid="00117c20" style:font-size-asian="22pt" style:font-size-complex="22pt"/>
    </style:style>
    <style:style style:name="T5" style:family="text">
      <style:text-properties officeooo:rsid="001245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NPcomplete – </text:span><text:span text:style-name="T4">ITSP 2016</text:span></text:p>
      <text:p text:style-name="P2"><text:span text:style-name="T4"/></text:p>
      <text:p text:style-name="P3">Members :</text:p>
      <text:p text:style-name="P3"/>
      <text:p text:style-name="P1">Gurbir Singh (<text:a xlink:type="simple" xlink:href="mailto:singgurbhir10@gmail.com" text:style-name="Internet_20_link" text:visited-style-name="Visited_20_Internet_20_Link"><text:span text:style-name="T1">singhgurbir10@gmail.com</text:span></text:a> )</text:p>
      <text:p text:style-name="P5">Akshay Bodhare (<text:a xlink:type="simple" xlink:href="mailto:abodhare1234@gmail.com" text:style-name="Internet_20_link" text:visited-style-name="Visited_20_Internet_20_Link"><text:span text:style-name="T1">abodhare1234@gmail.com</text:span></text:a>)</text:p>
      <text:p text:style-name="P1">Bakhshish Singh (<text:a xlink:type="simple" xlink:href="mailto:bakhshben@gmail.com" text:style-name="Internet_20_link" text:visited-style-name="Visited_20_Internet_20_Link"><text:span text:style-name="T1">bakhshben@gmail.com</text:span></text:a> )</text:p>
      <text:p text:style-name="P1">Manoj Parmar (<text:a xlink:type="simple" xlink:href="mailto:manojbparmar98@gmail.com" text:style-name="Internet_20_link" text:visited-style-name="Visited_20_Internet_20_Link"><text:span text:style-name="T1">manojbparmar98@gmail.com</text:span></text:a> )</text:p>
      <text:p text:style-name="P1"/>
      <text:p text:style-name="P3">Abstract:</text:p>
      <text:p text:style-name="P1"/>
      <text:p text:style-name="P1">Normally due to the multitudes of events we can’t keep track of them and as such miss a lot of them.So,we have decided to parse the emails that come through <text:span text:style-name="T5">GPO</text:span> and by using NLP(Natural Language Processing) to add these events to our google calendars.This idea can be extended to remind us about our exam time table(maybe seating arrangement too).Also,we will try to provide an option for preferences to allow the user to be reminded of the events that he wants to attend.Also,maybe we could ask the person to tell whether he is attending or not going,and present the statistics to the event organizers.All of this will most likely be in the form of chrome extensions. <text:tab/></text:p>
      <text:p text:style-name="P1"/>
      <text:p text:style-name="P3">Implementation Timeline:</text:p>
      <text:p text:style-name="P1"/>
      <text:p text:style-name="P1">Week 1-Learn Python(for those of us who aren’t familiar) in first week <text:s text:c="4"/><text:tab/></text:p>
      <text:p text:style-name="P1"/>
      <text:p text:style-name="P1">Week 2-Learn to use the NLTK(Natural language toolkit) library and read its documentation</text:p>
      <text:p text:style-name="P1"/>
      <text:p text:style-name="P1">Week 3-Learn how to make chrome extensions and how to integrate various things(like parsing email,adding events to calendar,etc.)</text:p>
      <text:p text:style-name="P1"/>
      <text:p text:style-name="P1">Week 4-Do a preliminary test for parsing emails and adding to calendar</text:p>
      <text:p text:style-name="P1"/>
      <text:p text:style-name="P1">Week 5-Successively add features and debug errors simultaneously</text:p>
      <text:p text:style-name="P1"/>
      <text:p text:style-name="P1">Week 6-Try to figure out how to send statistics and make the user experience bet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956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9T22:33:04.529152047</dc:date>
    <meta:editing-duration>PT8M58S</meta:editing-duration>
    <meta:editing-cycles>3</meta:editing-cycles>
    <meta:generator>LibreOffice/5.0.5.2$Linux_X86_64 LibreOffice_project/00m0$Build-2</meta:generator>
    <meta:document-statistic meta:table-count="0" meta:image-count="0" meta:object-count="0" meta:page-count="1" meta:paragraph-count="15" meta:word-count="217" meta:character-count="1401" meta:non-whitespace-character-count="1190"/>
  </office:meta>
</office:document-meta>
</file>